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5.59cm"/>
    </style:style>
    <style:style style:name="co5" style:family="table-column">
      <style:table-column-properties fo:break-before="auto" style:column-width="5.673cm"/>
    </style:style>
    <style:style style:name="co6" style:family="table-column">
      <style:table-column-properties fo:break-before="auto" style:column-width="4.964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default-cell-style-name="Normal_20_2"/>
        <table:table-column table:style-name="co2" table:default-cell-style-name="Normal_20_2"/>
        <table:table-column table:style-name="co3" table:default-cell-style-name="Normal_20_2"/>
        <table:table-column table:style-name="co1" table:number-columns-repeated="3" table:default-cell-style-name="Normal_20_2"/>
        <table:table-column table:style-name="co4" table:default-cell-style-name="Normal_20_2"/>
        <table:table-column table:style-name="co5" table:default-cell-style-name="Normal_20_2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.</text:p>
          </table:table-cell>
          <table:table-cell table:style-name="Default" office:value-type="string" calcext:value-type="string">
            <text:p>Carnet</text:p>
          </table:table-cell>
          <table:table-cell table:style-name="Default" office:value-type="string" calcext:value-type="string">
            <text:p>Nombre </text:p>
          </table:table-cell>
          <table:table-cell table:style-name="Default" office:value-type="string" calcext:value-type="string">
            <text:p>PROYECTO</text:p>
          </table:table-cell>
          <table:table-cell table:style-name="Default" office:value-type="string" calcext:value-type="string">
            <text:p>Duracion</text:p>
          </table:table-cell>
          <table:table-cell table:style-name="Default" office:value-type="string" calcext:value-type="string">
            <text:p>AdHonorem</text:p>
          </table:table-cell>
          <table:table-cell table:style-name="Default" office:value-type="string" calcext:value-type="string">
            <text:p>Saldo de Horas</text:p>
          </table:table-cell>
          <table:table-cell table:style-name="Default" office:value-type="string" calcext:value-type="string">
            <text:p>e-mail</text:p>
          </table:table-cell>
          <table:table-cell table:style-name="Default" office:value-type="string" calcext:value-type="string">
            <text:p>Telefono</text:p>
          </table:table-cell>
          <table:table-cell office:value-type="string" calcext:value-type="string">
            <text:p>LUGA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float" office:value="200614944" calcext:value-type="float">
            <text:p>200614944</text:p>
          </table:table-cell>
          <table:table-cell table:style-name="Default" office:value-type="string" calcext:value-type="string">
            <text:p>Alan Santiago Ruyan Borrayo</text:p>
          </table:table-cell>
          <table:table-cell table:style-name="Default" office:value-type="string" calcext:value-type="string">
            <text:p>PV0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yourblindinglight@gmail.com,</text:p>
          </table:table-cell>
          <table:table-cell table:style-name="Default" office:value-type="float" office:value="47613889" calcext:value-type="float">
            <text:p>47613889</text:p>
          </table:table-cell>
          <table:table-cell office:value-type="string" calcext:value-type="string">
            <text:p>Centro de Calculo Ingenieria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200212182" calcext:value-type="float">
            <text:p>200212182</text:p>
          </table:table-cell>
          <table:table-cell table:style-name="Default" office:value-type="string" calcext:value-type="string">
            <text:p>Fredick Saul Chavez Gonzalez</text:p>
          </table:table-cell>
          <table:table-cell table:style-name="Default" office:value-type="string" calcext:value-type="string">
            <text:p>PV0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fredick.chavez@gmail.com,</text:p>
          </table:table-cell>
          <table:table-cell table:style-name="Default" office:value-type="float" office:value="43720656" calcext:value-type="float">
            <text:p>43720656</text:p>
          </table:table-cell>
          <table:table-cell office:value-type="string" calcext:value-type="string">
            <text:p>Centro de Calculo Ingenieria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9311934" calcext:value-type="float">
            <text:p>9311934</text:p>
          </table:table-cell>
          <table:table-cell table:style-name="Default" office:value-type="string" calcext:value-type="string">
            <text:p>Joel Estuardo Cabrera Callejas</text:p>
          </table:table-cell>
          <table:table-cell table:style-name="Default" office:value-type="string" calcext:value-type="string">
            <text:p>PV0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jcabrera74@gmail.com,</text:p>
          </table:table-cell>
          <table:table-cell table:style-name="Default" office:value-type="float" office:value="54179293" calcext:value-type="float">
            <text:p>54179293</text:p>
          </table:table-cell>
          <table:table-cell office:value-type="string" calcext:value-type="string">
            <text:p>Centro de Calculo Ingenieria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200815519" calcext:value-type="float">
            <text:p>200815519</text:p>
          </table:table-cell>
          <table:table-cell table:style-name="Default" office:value-type="string" calcext:value-type="string">
            <text:p>Enio Fabricio Torres Noguera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fabrizio.rma7@gmail.com,</text:p>
          </table:table-cell>
          <table:table-cell table:style-name="Default" office:value-type="float" office:value="56492187" calcext:value-type="float">
            <text:p>56492187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200615109" calcext:value-type="float">
            <text:p>200615109</text:p>
          </table:table-cell>
          <table:table-cell table:style-name="Default" office:value-type="string" calcext:value-type="string">
            <text:p>Jacqueline Hernandez Galindo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alitas0205@gmail.com,</text:p>
          </table:table-cell>
          <table:table-cell table:style-name="Default" office:value-type="float" office:value="59390812" calcext:value-type="float">
            <text:p>59390812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float" office:value="9213280" calcext:value-type="float">
            <text:p>9213280</text:p>
          </table:table-cell>
          <table:table-cell table:style-name="Default" office:value-type="string" calcext:value-type="string">
            <text:p>Luis Saul Blanco Davila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luisdb@gmail.com,</text:p>
          </table:table-cell>
          <table:table-cell table:style-name="Default" office:value-type="float" office:value="52178220" calcext:value-type="float">
            <text:p>52178220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float" office:value="200924901" calcext:value-type="float">
            <text:p>200924901</text:p>
          </table:table-cell>
          <table:table-cell table:style-name="Default" office:value-type="string" calcext:value-type="string">
            <text:p>David Antonio Xocoy Alvarez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davidxocoy@yahoo.com,</text:p>
          </table:table-cell>
          <table:table-cell table:style-name="Default" office:value-type="float" office:value="55358239" calcext:value-type="float">
            <text:p>55358239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float" office:value="200819029" calcext:value-type="float">
            <text:p>200819029</text:p>
          </table:table-cell>
          <table:table-cell table:style-name="Default" office:value-type="string" calcext:value-type="string">
            <text:p>Oscar Arevalo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zeta.thuban@gmail.com,</text:p>
          </table:table-cell>
          <table:table-cell table:style-name="Default"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float" office:value="200914937" calcext:value-type="float">
            <text:p>200914937</text:p>
          </table:table-cell>
          <table:table-cell table:style-name="Default" office:value-type="string" calcext:value-type="string">
            <text:p>Raul Antonio Giron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raga1306@gmail.com,</text:p>
          </table:table-cell>
          <table:table-cell table:style-name="Default" office:value-type="float" office:value="42199827" calcext:value-type="float">
            <text:p>42199827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float" office:value="200815403" calcext:value-type="float">
            <text:p>200815403</text:p>
          </table:table-cell>
          <table:table-cell table:style-name="Default" office:value-type="string" calcext:value-type="string">
            <text:p>Diego Alberto Salan Calderon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diegosalan7@gmail.com,</text:p>
          </table:table-cell>
          <table:table-cell table:style-name="Default" office:value-type="float" office:value="57365413" calcext:value-type="float">
            <text:p>57365413</text:p>
          </table:table-cell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float" office:value="200511937" calcext:value-type="float">
            <text:p>200511937</text:p>
          </table:table-cell>
          <table:table-cell table:style-name="Default" office:value-type="string" calcext:value-type="string">
            <text:p>Fernando Lopez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fernandolopez29@gmail.com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float" office:value="200815460" calcext:value-type="float">
            <text:p>200815460</text:p>
          </table:table-cell>
          <table:table-cell table:style-name="Default" office:value-type="string" calcext:value-type="string">
            <text:p>David Estuardo Veliz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estuardo.vr@gmail.com,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float" office:value="200815170" calcext:value-type="float">
            <text:p>200815170</text:p>
          </table:table-cell>
          <table:table-cell table:style-name="Default" office:value-type="string" calcext:value-type="string">
            <text:p>Erick Dominguez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erick.ecys@gmail.com,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float" office:value="200818950" calcext:value-type="float">
            <text:p>200818950</text:p>
          </table:table-cell>
          <table:table-cell table:style-name="Default" office:value-type="string" calcext:value-type="string">
            <text:p>Cristian Gustavo Oxlaj Mejia</text:p>
          </table:table-cell>
          <table:table-cell table:style-name="Default" office:value-type="string" calcext:value-type="string">
            <text:p>PV00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tavo.oxlaj@gmail.com,</text:p>
          </table:table-cell>
          <table:table-cell table:style-name="Default"/>
          <table:table-cell office:value-type="string" calcext:value-type="string">
            <text:p>COECY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float" office:value="9213280" calcext:value-type="float">
            <text:p>9213280</text:p>
          </table:table-cell>
          <table:table-cell table:style-name="Default" office:value-type="string" calcext:value-type="string">
            <text:p>Luis Saul Blanco Davila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luisbd@gmail.com,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float" office:value="200611226" calcext:value-type="float">
            <text:p>200611226</text:p>
          </table:table-cell>
          <table:table-cell table:style-name="Default" office:value-type="string" calcext:value-type="string">
            <text:p>Gerardo Pineda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jsk8gerardo@gmail.com,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float" office:value="200914994" calcext:value-type="float">
            <text:p>200914994</text:p>
          </table:table-cell>
          <table:table-cell table:style-name="Default" office:value-type="string" calcext:value-type="string">
            <text:p>Fernando Jose Archila</text:p>
          </table:table-cell>
          <table:table-cell table:style-name="Default" office:value-type="string" calcext:value-type="string">
            <text:p>PV00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archila.fernando20@gmail.com,</text:p>
          </table:table-cell>
          <table:table-cell table:style-name="Default"/>
          <table:table-cell office:value-type="string" calcext:value-type="string">
            <text:p>COECY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float" office:value="200512092" calcext:value-type="float">
            <text:p>200512092</text:p>
          </table:table-cell>
          <table:table-cell table:style-name="Default" office:value-type="string" calcext:value-type="string">
            <text:p>Alex Javier Carrillo Rodríguez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alex.jcr@gmail.com,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00819119" calcext:value-type="float">
            <text:p>200819119</text:p>
          </table:table-cell>
          <table:table-cell table:style-name="Default" office:value-type="string" calcext:value-type="string">
            <text:p>Jose Miguel Villatoro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sk8.miguel.villatoro@gmail.com,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float" office:value="200819197" calcext:value-type="float">
            <text:p>200819197</text:p>
          </table:table-cell>
          <table:table-cell table:style-name="Default" office:value-type="string" calcext:value-type="string">
            <text:p>Jose Carlos Hernandez Cajas</text:p>
          </table:table-cell>
          <table:table-cell table:style-name="Default" office:value-type="string" calcext:value-type="string">
            <text:p>PV00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jocaherca015@gmail.com,</text:p>
          </table:table-cell>
          <table:table-cell table:style-name="Default" office:value-type="float" office:value="59668803" calcext:value-type="float">
            <text:p>59668803</text:p>
          </table:table-cell>
          <table:table-cell office:value-type="string" calcext:value-type="string">
            <text:p>Economica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float" office:value="200819312" calcext:value-type="float">
            <text:p>200819312</text:p>
          </table:table-cell>
          <table:table-cell table:style-name="Default" office:value-type="string" calcext:value-type="string">
            <text:p>David Yzaguirre Gonzalez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dvdyzag@gmail.com,</text:p>
          </table:table-cell>
          <table:table-cell table:style-name="Default"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float" office:value="200819222" calcext:value-type="float">
            <text:p>200819222</text:p>
          </table:table-cell>
          <table:table-cell table:style-name="Default" office:value-type="string" calcext:value-type="string">
            <text:p>Orfrant Javier Rivera</text:p>
          </table:table-cell>
          <table:table-cell table:style-name="Default" office:value-type="string" calcext:value-type="string">
            <text:p>PV0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Orfrant@gmail.com,</text:p>
          </table:table-cell>
          <table:table-cell table:style-name="Default"/>
          <table:table-cell office:value-type="string" calcext:value-type="string">
            <text:p>Escuela Mecanica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float" office:value="200915162" calcext:value-type="float">
            <text:p>200915162</text:p>
          </table:table-cell>
          <table:table-cell table:style-name="Default" office:value-type="string" calcext:value-type="string">
            <text:p>Jose Pablo Godoy Linares</text:p>
          </table:table-cell>
          <table:table-cell table:style-name="Default" office:value-type="string" calcext:value-type="string">
            <text:p>PV0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jose92826@hotmail.com,</text:p>
          </table:table-cell>
          <table:table-cell table:style-name="Default"/>
          <table:table-cell office:value-type="string" calcext:value-type="string">
            <text:p>IIQB PROYECTO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float" office:value="200611259" calcext:value-type="float">
            <text:p>200611259</text:p>
          </table:table-cell>
          <table:table-cell table:style-name="Default" office:value-type="string" calcext:value-type="string">
            <text:p>Julio Gonzalez Rios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juliorg1987@gmail.com,</text:p>
          </table:table-cell>
          <table:table-cell table:style-name="Default"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float" office:value="200915000" calcext:value-type="float">
            <text:p>200915000</text:p>
          </table:table-cell>
          <table:table-cell table:style-name="Default" office:value-type="string" calcext:value-type="string">
            <text:p>Edgar Manuel Ramos Medina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manueled032@gmail.com,</text:p>
          </table:table-cell>
          <table:table-cell table:style-name="Default"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float" office:value="200413447" calcext:value-type="float">
            <text:p>200413447</text:p>
          </table:table-cell>
          <table:table-cell table:style-name="Default" office:value-type="string" calcext:value-type="string">
            <text:p>Rogelio Arroyo Castillo</text:p>
          </table:table-cell>
          <table:table-cell table:style-name="Default" office:value-type="string" calcext:value-type="string">
            <text:p>PV00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rogearca@gmail.com,</text:p>
          </table:table-cell>
          <table:table-cell table:style-name="Default"/>
          <table:table-cell office:value-type="string" calcext:value-type="string">
            <text:p>SAE-SAP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float" office:value="200714437" calcext:value-type="float">
            <text:p>200714437</text:p>
          </table:table-cell>
          <table:table-cell table:style-name="Default" office:value-type="string" calcext:value-type="string">
            <text:p>Gerson Humberto Estrada G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gersonestrada.giron@gmail.com,</text:p>
          </table:table-cell>
          <table:table-cell table:style-name="Default"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float" office:value="201020381" calcext:value-type="float">
            <text:p>201020381</text:p>
          </table:table-cell>
          <table:table-cell table:style-name="Default" office:value-type="string" calcext:value-type="string">
            <text:p>Marlen Paola Arcas Salguero</text:p>
          </table:table-cell>
          <table:table-cell table:style-name="Default" office:value-type="string" calcext:value-type="string">
            <text:p>PV00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marlen_2610@hotmail.com,</text:p>
          </table:table-cell>
          <table:table-cell table:style-name="Default"/>
          <table:table-cell office:value-type="string" calcext:value-type="string">
            <text:p>RECTORIA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float" office:value="200611199" calcext:value-type="float">
            <text:p>200611199</text:p>
          </table:table-cell>
          <table:table-cell table:style-name="Default" office:value-type="string" calcext:value-type="string">
            <text:p>Ana Maythee Moino Arreola</text:p>
          </table:table-cell>
          <table:table-cell table:style-name="Default" office:value-type="string" calcext:value-type="string">
            <text:p>PV0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anawin26@gmail.com,</text:p>
          </table:table-cell>
          <table:table-cell table:style-name="Default"/>
          <table:table-cell office:value-type="string" calcext:value-type="string">
            <text:p>ITCoE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float" office:value="200915207" calcext:value-type="float">
            <text:p>200915207</text:p>
          </table:table-cell>
          <table:table-cell table:style-name="Default" office:value-type="string" calcext:value-type="string">
            <text:p>Gerson Daniel Xicon Semeya</text:p>
          </table:table-cell>
          <table:table-cell table:style-name="Default" office:value-type="string" calcext:value-type="string">
            <text:p>PV00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gersonxicon@gmail.com,</text:p>
          </table:table-cell>
          <table:table-cell table:style-name="Default"/>
          <table:table-cell office:value-type="string" calcext:value-type="string">
            <text:p>RECTORIA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float" office:value="200312415" calcext:value-type="float">
            <text:p>200312415</text:p>
          </table:table-cell>
          <table:table-cell table:style-name="Default" office:value-type="string" calcext:value-type="string">
            <text:p>Javier Hernandez Castellanos</text:p>
          </table:table-cell>
          <table:table-cell table:style-name="Default" office:value-type="string" calcext:value-type="string">
            <text:p>PV0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jav007gt@gmail.com,</text:p>
          </table:table-cell>
          <table:table-cell table:style-name="Default"/>
          <table:table-cell office:value-type="string" calcext:value-type="string">
            <text:p>ARQUITECTURA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float" office:value="200412377" calcext:value-type="float">
            <text:p>200412377</text:p>
          </table:table-cell>
          <table:table-cell table:style-name="Default" office:value-type="string" calcext:value-type="string">
            <text:p>Roberto Benjamin Zahabedra Monteque</text:p>
          </table:table-cell>
          <table:table-cell table:style-name="Default" office:value-type="string" calcext:value-type="string">
            <text:p>PV0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o</text:p>
          </table:table-cell>
          <table:table-cell table:style-name="Default" office:value-type="float" office:value="400" calcext:value-type="float">
            <text:p>400</text:p>
          </table:table-cell>
          <table:table-cell table:style-name="Excel_5f_BuiltIn_5f_Hyperlink" office:value-type="string" calcext:value-type="string">
            <text:p>robertozahabedra@gmail.com,</text:p>
          </table:table-cell>
          <table:table-cell table:style-name="Default"/>
          <table:table-cell office:value-type="string" calcext:value-type="string">
            <text:p>Centro de Calculo Ingenieria</text:p>
          </table:table-cell>
          <table:table-cell office:value-type="string" calcext:value-type="string">
            <text:p>SAE-PAF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00915492" calcext:value-type="float">
            <text:p>200915492</text:p>
          </table:table-cell>
          <table:table-cell office:value-type="string" calcext:value-type="string">
            <text:p>Jeffric Alexander Fuentes Heiz</text:p>
          </table:table-cell>
          <table:table-cell office:value-type="string" calcext:value-type="string">
            <text:p>009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eff.heiz@gmail.com,</text:p>
          </table:table-cell>
          <table:table-cell office:value-type="string" calcext:value-type="string">
            <text:p>66311195-56201551</text:p>
          </table:table-cell>
          <table:table-cell table:number-columns-repeated="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9516262" calcext:value-type="float">
            <text:p>9516262</text:p>
          </table:table-cell>
          <table:table-cell office:value-type="string" calcext:value-type="string">
            <text:p>Axel Jose Moscoso Garcia</text:p>
          </table:table-cell>
          <table:table-cell office:value-type="string" calcext:value-type="string">
            <text:p>009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xel_moscoso@hotmail.com</text:p>
          </table:table-cell>
          <table:table-cell office:value-type="string" calcext:value-type="string">
            <text:p>59979509-24384787</text:p>
          </table:table-cell>
          <table:table-cell table:number-columns-repeated="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0217893" calcext:value-type="float">
            <text:p>200217893</text:p>
          </table:table-cell>
          <table:table-cell office:value-type="string" calcext:value-type="string">
            <text:p>Marco Antonio Villela Rosas</text:p>
          </table:table-cell>
          <table:table-cell office:value-type="string" calcext:value-type="string">
            <text:p>0092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villela@e-solutions.com.gt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201020716" calcext:value-type="float">
            <text:p>201020716</text:p>
          </table:table-cell>
          <table:table-cell office:value-type="string" calcext:value-type="string">
            <text:p>Ariel Francisco Montejo</text:p>
          </table:table-cell>
          <table:table-cell office:value-type="string" calcext:value-type="string">
            <text:p>0092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montejo16@gmail.com,</text:p>
          </table:table-cell>
          <table:table-cell table:number-columns-repeated="3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200915174" calcext:value-type="float">
            <text:p>200915174</text:p>
          </table:table-cell>
          <table:table-cell office:value-type="string" calcext:value-type="string">
            <text:p>Guztavo Adolfo Palacios</text:p>
          </table:table-cell>
          <table:table-cell office:value-type="string" calcext:value-type="string">
            <text:p>0092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usta20palacios@gmail.com,</text:p>
          </table:table-cell>
          <table:table-cell office:value-type="float" office:value="50112198" calcext:value-type="float">
            <text:p>50112198</text:p>
          </table:table-cell>
          <table:table-cell table:number-columns-repeated="2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00915103" calcext:value-type="float">
            <text:p>200915103</text:p>
          </table:table-cell>
          <table:table-cell office:value-type="string" calcext:value-type="string">
            <text:p>Diego Fernando Ac Perez</text:p>
          </table:table-cell>
          <table:table-cell office:value-type="string" calcext:value-type="string">
            <text:p>0092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acgo31@gmail.com,</text:p>
          </table:table-cell>
          <table:table-cell office:value-type="string" calcext:value-type="string">
            <text:p>24739221-59235346</text:p>
          </table:table-cell>
          <table:table-cell table:number-columns-repeated="2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200714387" calcext:value-type="float">
            <text:p>200714387</text:p>
          </table:table-cell>
          <table:table-cell office:value-type="string" calcext:value-type="string">
            <text:p>Erick David Hernández Orozco </text:p>
          </table:table-cell>
          <table:table-cell office:value-type="string" calcext:value-type="string">
            <text:p>0092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r1suimeh@gmail.com,</text:p>
          </table:table-cell>
          <table:table-cell office:value-type="string" calcext:value-type="string">
            <text:p>5367-7182 </text:p>
          </table:table-cell>
          <table:table-cell table:number-columns-repeated="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200516006" calcext:value-type="float">
            <text:p>200516006</text:p>
          </table:table-cell>
          <table:table-cell office:value-type="string" calcext:value-type="string">
            <text:p>Otto Luis Fernando Giron Salguero</text:p>
          </table:table-cell>
          <table:table-cell office:value-type="string" calcext:value-type="string">
            <text:p>0092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ttog2486@gmail.com,</text:p>
          </table:table-cell>
          <table:table-cell office:value-type="string" calcext:value-type="string">
            <text:p>24486970 -41231087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200914972" calcext:value-type="float">
            <text:p>200914972</text:p>
          </table:table-cell>
          <table:table-cell office:value-type="string" calcext:value-type="string">
            <text:p>Gary Geovany Lopez Mazariegos</text:p>
          </table:table-cell>
          <table:table-cell office:value-type="string" calcext:value-type="string">
            <text:p>0667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glm92@gmail.com</text:p>
          </table:table-cell>
          <table:table-cell office:value-type="float" office:value="58749920" calcext:value-type="float">
            <text:p>58749920</text:p>
          </table:table-cell>
          <table:table-cell table:number-columns-repeated="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200915041" calcext:value-type="float">
            <text:p>200915041</text:p>
          </table:table-cell>
          <table:table-cell office:value-type="string" calcext:value-type="string">
            <text:p>Jose Roberto Camara Bran</text:p>
          </table:table-cell>
          <table:table-cell office:value-type="string" calcext:value-type="string">
            <text:p>0667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kmara007@gmail.com,</text:p>
          </table:table-cell>
          <table:table-cell office:value-type="string" calcext:value-type="string">
            <text:p>58252757-66354196</text:p>
          </table:table-cell>
          <table:table-cell table:number-columns-repeated="2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200614792" calcext:value-type="float">
            <text:p>200614792</text:p>
          </table:table-cell>
          <table:table-cell office:value-type="string" calcext:value-type="string">
            <text:p>Luis Enrique Rodríguez Martinez</text:p>
          </table:table-cell>
          <table:table-cell office:value-type="string" calcext:value-type="string">
            <text:p>077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ikero.usac@gmail.com,</text:p>
          </table:table-cell>
          <table:table-cell office:value-type="string" calcext:value-type="string">
            <text:p>41867927-24484953</text:p>
          </table:table-cell>
          <table:table-cell table:number-columns-repeated="2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200815439" calcext:value-type="float">
            <text:p>200815439</text:p>
          </table:table-cell>
          <table:table-cell office:value-type="string" calcext:value-type="string">
            <text:p>Eduardo Miguel Alvares Barrios</text:p>
          </table:table-cell>
          <table:table-cell office:value-type="string" calcext:value-type="string">
            <text:p>077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8ed.alvarez@gmail.com,</text:p>
          </table:table-cell>
          <table:table-cell office:value-type="string" calcext:value-type="string">
            <text:p>22427865-56208850</text:p>
          </table:table-cell>
          <table:table-cell table:number-columns-repeated="2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200914892" calcext:value-type="float">
            <text:p>200914892</text:p>
          </table:table-cell>
          <table:table-cell office:value-type="string" calcext:value-type="string">
            <text:p>William Alexander Abdala Fuentes</text:p>
          </table:table-cell>
          <table:table-cell office:value-type="string" calcext:value-type="string">
            <text:p>077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il.fuentes005@gmail.com,</text:p>
          </table:table-cell>
          <table:table-cell office:value-type="string" calcext:value-type="string">
            <text:p>24320754-47398971</text:p>
          </table:table-cell>
          <table:table-cell table:number-columns-repeated="2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200722379" calcext:value-type="float">
            <text:p>200722379</text:p>
          </table:table-cell>
          <table:table-cell office:value-type="string" calcext:value-type="string">
            <text:p>Ricardo Alfredo Illescas Alfo</text:p>
          </table:table-cell>
          <table:table-cell office:value-type="string" calcext:value-type="string">
            <text:p>077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ik@502studios.net</text:p>
          </table:table-cell>
          <table:table-cell office:value-type="float" office:value="40015171" calcext:value-type="float">
            <text:p>40015171</text:p>
          </table:table-cell>
          <table:table-cell table:number-columns-repeated="2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200819175" calcext:value-type="float">
            <text:p>200819175</text:p>
          </table:table-cell>
          <table:table-cell office:value-type="string" calcext:value-type="string">
            <text:p>Diego Armando Fernandez Briones</text:p>
          </table:table-cell>
          <table:table-cell office:value-type="string" calcext:value-type="string">
            <text:p>0770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iego.fernandez.58@gmail.com,</text:p>
          </table:table-cell>
          <table:table-cell office:value-type="float" office:value="54734330" calcext:value-type="float">
            <text:p>54734330</text:p>
          </table:table-cell>
          <table:table-cell table:number-columns-repeated="2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200714450" calcext:value-type="float">
            <text:p>200714450</text:p>
          </table:table-cell>
          <table:table-cell office:value-type="string" calcext:value-type="string">
            <text:p>Victor Enrique Castellanos</text:p>
          </table:table-cell>
          <table:table-cell office:value-type="string" calcext:value-type="string">
            <text:p>077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ikvecm@gmail.com,</text:p>
          </table:table-cell>
          <table:table-cell office:value-type="float" office:value="58926917" calcext:value-type="float">
            <text:p>58926917</text:p>
          </table:table-cell>
          <table:table-cell table:number-columns-repeated="2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200714272" calcext:value-type="float">
            <text:p>200714272</text:p>
          </table:table-cell>
          <table:table-cell office:value-type="string" calcext:value-type="string">
            <text:p>Boris Aroldo Enriquez Arrecis</text:p>
          </table:table-cell>
          <table:table-cell office:value-type="string" calcext:value-type="string">
            <text:p>077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rrecis.boris@gmail.com,</text:p>
          </table:table-cell>
          <table:table-cell office:value-type="string" calcext:value-type="string">
            <text:p>2442 8945-5616 8462</text:p>
          </table:table-cell>
          <table:table-cell table:number-columns-repeated="2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00412765" calcext:value-type="float">
            <text:p>200412765</text:p>
          </table:table-cell>
          <table:table-cell office:value-type="string" calcext:value-type="string">
            <text:p>Jorge Enrique Archer Rosales</text:p>
          </table:table-cell>
          <table:table-cell office:value-type="string" calcext:value-type="string">
            <text:p>077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earbasp@gmail.com,</text:p>
          </table:table-cell>
          <table:table-cell office:value-type="string" calcext:value-type="string">
            <text:p>22880320-30298269</text:p>
          </table:table-cell>
          <table:table-cell table:number-columns-repeated="2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200819057" calcext:value-type="float">
            <text:p>200819057</text:p>
          </table:table-cell>
          <table:table-cell office:value-type="string" calcext:value-type="string">
            <text:p>Edna Liseth Pereira Martínez </text:p>
          </table:table-cell>
          <table:table-cell office:value-type="string" calcext:value-type="string">
            <text:p>0770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dna.p.m.2008@gmail.com,</text:p>
          </table:table-cell>
          <table:table-cell office:value-type="string" calcext:value-type="string">
            <text:p>22531758-54638257</text:p>
          </table:table-cell>
          <table:table-cell table:number-columns-repeated="2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200915507" calcext:value-type="float">
            <text:p>200915507</text:p>
          </table:table-cell>
          <table:table-cell office:value-type="string" calcext:value-type="string">
            <text:p>Julio Ernesto Arevalo Valdés</text:p>
          </table:table-cell>
          <table:table-cell office:value-type="string" calcext:value-type="string">
            <text:p>077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eav148@gmail.com, </text:p>
          </table:table-cell>
          <table:table-cell office:value-type="string" calcext:value-type="string">
            <text:p>58023758-24490063</text:p>
          </table:table-cell>
          <table:table-cell table:number-columns-repeated="2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00714186" calcext:value-type="float">
            <text:p>200714186</text:p>
          </table:table-cell>
          <table:table-cell office:value-type="string" calcext:value-type="string">
            <text:p>Luis Fernando Cajas Calijan</text:p>
          </table:table-cell>
          <table:table-cell office:value-type="string" calcext:value-type="string">
            <text:p>077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uiskjas@gmail.com,</text:p>
          </table:table-cell>
          <table:table-cell office:value-type="string" calcext:value-type="string">
            <text:p>22504212-59970273</text:p>
          </table:table-cell>
          <table:table-cell table:number-columns-repeated="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200718926" calcext:value-type="float">
            <text:p>200718926</text:p>
          </table:table-cell>
          <table:table-cell office:value-type="string" calcext:value-type="string">
            <text:p>Jose Manuel Gonzalez Alvarez</text:p>
          </table:table-cell>
          <table:table-cell office:value-type="string" calcext:value-type="string">
            <text:p>0771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osemanuel486@gmail.com,</text:p>
          </table:table-cell>
          <table:table-cell office:value-type="float" office:value="43432371" calcext:value-type="float">
            <text:p>43432371</text:p>
          </table:table-cell>
          <table:table-cell table:number-columns-repeated="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200915297" calcext:value-type="float">
            <text:p>200915297</text:p>
          </table:table-cell>
          <table:table-cell office:value-type="string" calcext:value-type="string">
            <text:p>Melvin Morelio Ramírez Ixcoy</text:p>
          </table:table-cell>
          <table:table-cell office:value-type="string" calcext:value-type="string">
            <text:p>0771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mirezmorelio@gmail.com </text:p>
          </table:table-cell>
          <table:table-cell office:value-type="string" calcext:value-type="string">
            <text:p>24741091-47099676 </text:p>
          </table:table-cell>
          <table:table-cell table:number-columns-repeated="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201020491" calcext:value-type="float">
            <text:p>201020491</text:p>
          </table:table-cell>
          <table:table-cell office:value-type="string" calcext:value-type="string">
            <text:p>Eduardo Alejandro Herrera Gutiérrez</text:p>
          </table:table-cell>
          <table:table-cell office:value-type="string" calcext:value-type="string">
            <text:p>0771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lejandro1213@gmail.com </text:p>
          </table:table-cell>
          <table:table-cell office:value-type="string" calcext:value-type="string">
            <text:p>4964 1572</text:p>
          </table:table-cell>
          <table:table-cell table:number-columns-repeated="2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00511660" calcext:value-type="float">
            <text:p>200511660</text:p>
          </table:table-cell>
          <table:table-cell office:value-type="string" calcext:value-type="string">
            <text:p>Mynor Raul Marcos Reyes</text:p>
          </table:table-cell>
          <table:table-cell office:value-type="string" calcext:value-type="string">
            <text:p>077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ynorm1@gmail.com,</text:p>
          </table:table-cell>
          <table:table-cell office:value-type="string" calcext:value-type="string">
            <text:p>24788144-42150126</text:p>
          </table:table-cell>
          <table:table-cell table:number-columns-repeated="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01021211" calcext:value-type="float">
            <text:p>201021211</text:p>
          </table:table-cell>
          <table:table-cell office:value-type="string" calcext:value-type="string">
            <text:p>Andrés Javier Cardona Galindo</text:p>
          </table:table-cell>
          <table:table-cell office:value-type="string" calcext:value-type="string">
            <text:p>077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ndrs.227@gmail.com, </text:p>
          </table:table-cell>
          <table:table-cell office:value-type="string" calcext:value-type="string">
            <text:p>53906041-66431127</text:p>
          </table:table-cell>
          <table:table-cell table:number-columns-repeated="2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201020177" calcext:value-type="float">
            <text:p>201020177</text:p>
          </table:table-cell>
          <table:table-cell office:value-type="string" calcext:value-type="string">
            <text:p>Julio César Osorio Boror</text:p>
          </table:table-cell>
          <table:table-cell office:value-type="string" calcext:value-type="string">
            <text:p>0773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uliodion_12345@hotmail.com</text:p>
          </table:table-cell>
          <table:table-cell office:value-type="string" calcext:value-type="string">
            <text:p>43755849 ó 59025528</text:p>
          </table:table-cell>
          <table:table-cell table:number-columns-repeated="2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00915678" calcext:value-type="float">
            <text:p>200915678</text:p>
          </table:table-cell>
          <table:table-cell office:value-type="string" calcext:value-type="string">
            <text:p>Alfredo Otoniel Morales Rabanales</text:p>
          </table:table-cell>
          <table:table-cell office:value-type="string" calcext:value-type="string">
            <text:p>0773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lfhred@gmail.com,</text:p>
          </table:table-cell>
          <table:table-cell office:value-type="string" calcext:value-type="string">
            <text:p>22585697-56669490</text:p>
          </table:table-cell>
          <table:table-cell table:number-columns-repeated="2"/>
        </table:table-row>
        <table:table-row table:style-name="ro4">
          <table:table-cell office:value-type="float" office:value="61" calcext:value-type="float">
            <text:p>61</text:p>
          </table:table-cell>
          <table:table-cell office:value-type="float" office:value="200614944" calcext:value-type="float">
            <text:p>200614944</text:p>
          </table:table-cell>
          <table:table-cell office:value-type="string" calcext:value-type="string">
            <text:p>Alan Santiago Ruyán Borrayo </text:p>
          </table:table-cell>
          <table:table-cell office:value-type="string" calcext:value-type="string">
            <text:p>028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lsruyan@gmail.com, </text:p>
          </table:table-cell>
          <table:table-cell office:value-type="string" calcext:value-type="string">
            <text:p>47613889- 78307232 </text:p>
            <text:p>4761-3889 </text:p>
            <text:p>4761-3889 </text:p>
            <text:p/>
          </table:table-cell>
          <table:table-cell table:number-columns-repeated="2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201020757" calcext:value-type="float">
            <text:p>201020757</text:p>
          </table:table-cell>
          <table:table-cell office:value-type="string" calcext:value-type="string">
            <text:p>Angel Estuardo Cajas Ochoa</text:p>
          </table:table-cell>
          <table:table-cell office:value-type="string" calcext:value-type="string">
            <text:p>0281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ngel.cj.o@gmail.com ,</text:p>
          </table:table-cell>
          <table:table-cell office:value-type="string" calcext:value-type="string">
            <text:p>24490234-40146171</text:p>
          </table:table-cell>
          <table:table-cell table:number-columns-repeated="2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200611642" calcext:value-type="float">
            <text:p>200611642</text:p>
          </table:table-cell>
          <table:table-cell office:value-type="string" calcext:value-type="string">
            <text:p>Erick Jose Pineda Amezquita</text:p>
          </table:table-cell>
          <table:table-cell office:value-type="string" calcext:value-type="string">
            <text:p>028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wid17@gmail.com,</text:p>
          </table:table-cell>
          <table:table-cell office:value-type="string" calcext:value-type="string">
            <text:p>52518201-24359817</text:p>
          </table:table-cell>
          <table:table-cell table:number-columns-repeated="2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201020673" calcext:value-type="float">
            <text:p>201020673</text:p>
          </table:table-cell>
          <table:table-cell office:value-type="string" calcext:value-type="string">
            <text:p>Carlos Antonio Davila Chavez</text:p>
          </table:table-cell>
          <table:table-cell office:value-type="string" calcext:value-type="string">
            <text:p>077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rlos.dav14@gmail.com,</text:p>
          </table:table-cell>
          <table:table-cell office:value-type="float" office:value="44473185" calcext:value-type="float">
            <text:p>44473185</text:p>
          </table:table-cell>
          <table:table-cell table:number-columns-repeated="2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float" office:value="200715005" calcext:value-type="float">
            <text:p>200715005</text:p>
          </table:table-cell>
          <table:table-cell office:value-type="string" calcext:value-type="string">
            <text:p>Diego Alejandro Castellanos Tunchez </text:p>
          </table:table-cell>
          <table:table-cell office:value-type="string" calcext:value-type="string">
            <text:p>0777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tunchez@gmail.com, </text:p>
          </table:table-cell>
          <table:table-cell office:value-type="string" calcext:value-type="string">
            <text:p>22887220-57043280</text:p>
          </table:table-cell>
          <table:table-cell table:number-columns-repeated="2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200915203" calcext:value-type="float">
            <text:p>200915203</text:p>
          </table:table-cell>
          <table:table-cell office:value-type="string" calcext:value-type="string">
            <text:p><text:s/>José Eduardo López Villatoro</text:p>
          </table:table-cell>
          <table:table-cell office:value-type="string" calcext:value-type="string">
            <text:p>0777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uayosoft@gmail.com, </text:p>
          </table:table-cell>
          <table:table-cell office:value-type="string" calcext:value-type="string">
            <text:p>78391030-47246988</text:p>
          </table:table-cell>
          <table:table-cell table:number-columns-repeated="2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200714523" calcext:value-type="float">
            <text:p>200714523</text:p>
          </table:table-cell>
          <table:table-cell office:value-type="string" calcext:value-type="string">
            <text:p>Leonel Angel Navarro Godínez</text:p>
          </table:table-cell>
          <table:table-cell office:value-type="string" calcext:value-type="string">
            <text:p>077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ipfun@gmail.com,</text:p>
          </table:table-cell>
          <table:table-cell table:number-columns-repeated="3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200915172" calcext:value-type="float">
            <text:p>200915172</text:p>
          </table:table-cell>
          <table:table-cell office:value-type="string" calcext:value-type="string">
            <text:p>Cristina Libertad Roncal Mejia</text:p>
          </table:table-cell>
          <table:table-cell office:value-type="string" calcext:value-type="string">
            <text:p>0778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rizroncal@gmail.com,</text:p>
          </table:table-cell>
          <table:table-cell office:value-type="string" calcext:value-type="string">
            <text:p>4532307-42340981</text:p>
          </table:table-cell>
          <table:table-cell table:number-columns-repeated="2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200915205" calcext:value-type="float">
            <text:p>200915205</text:p>
          </table:table-cell>
          <table:table-cell office:value-type="string" calcext:value-type="string">
            <text:p>Juan Pablo Escobedo Figueroa</text:p>
          </table:table-cell>
          <table:table-cell office:value-type="string" calcext:value-type="string">
            <text:p>0779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uanp766@gmail.com,</text:p>
          </table:table-cell>
          <table:table-cell office:value-type="string" calcext:value-type="string">
            <text:p>22597032-56848623</text:p>
          </table:table-cell>
          <table:table-cell table:number-columns-repeated="2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9713277" calcext:value-type="float">
            <text:p>9713277</text:p>
          </table:table-cell>
          <table:table-cell office:value-type="string" calcext:value-type="string">
            <text:p>Jaime Telesforo Delgado Fuentes</text:p>
          </table:table-cell>
          <table:table-cell office:value-type="string" calcext:value-type="string">
            <text:p>0781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a.del03@gmail.com,</text:p>
          </table:table-cell>
          <table:table-cell office:value-type="float" office:value="48627674" calcext:value-type="float">
            <text:p>48627674</text:p>
          </table:table-cell>
          <table:table-cell table:number-columns-repeated="2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201020573" calcext:value-type="float">
            <text:p>201020573</text:p>
          </table:table-cell>
          <table:table-cell office:value-type="string" calcext:value-type="string">
            <text:p>LUIS FERNANDO MORALES MEJICANOS</text:p>
          </table:table-cell>
          <table:table-cell office:value-type="string" calcext:value-type="string">
            <text:p>0781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fmexi@gmail.com,</text:p>
          </table:table-cell>
          <table:table-cell office:value-type="string" calcext:value-type="string">
            <text:p>24417042-4218-6907</text:p>
          </table:table-cell>
          <table:table-cell table:number-columns-repeated="2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200714856" calcext:value-type="float">
            <text:p>200714856</text:p>
          </table:table-cell>
          <table:table-cell office:value-type="string" calcext:value-type="string">
            <text:p>Julio Fernando Osorio</text:p>
          </table:table-cell>
          <table:table-cell office:value-type="string" calcext:value-type="string">
            <text:p>0781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foedarkwolf@gmail.com,</text:p>
          </table:table-cell>
          <table:table-cell office:value-type="string" calcext:value-type="string">
            <text:p>22554876-55956834</text:p>
          </table:table-cell>
          <table:table-cell table:number-columns-repeated="2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200915216" calcext:value-type="float">
            <text:p>200915216</text:p>
          </table:table-cell>
          <table:table-cell office:value-type="string" calcext:value-type="string">
            <text:p>Juan Carlos Escalante Gomez</text:p>
          </table:table-cell>
          <table:table-cell office:value-type="string" calcext:value-type="string">
            <text:p>0781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z375er@gmail.com,</text:p>
          </table:table-cell>
          <table:table-cell office:value-type="string" calcext:value-type="string">
            <text:p>24431903-41121653</text:p>
          </table:table-cell>
          <table:table-cell table:number-columns-repeated="2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200010554" calcext:value-type="float">
            <text:p>200010554</text:p>
          </table:table-cell>
          <table:table-cell office:value-type="string" calcext:value-type="string">
            <text:p>Mario Antonio Guzmán Garzona</text:p>
          </table:table-cell>
          <table:table-cell office:value-type="string" calcext:value-type="string">
            <text:p>0796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ggarzona@gmail.com, </text:p>
          </table:table-cell>
          <table:table-cell office:value-type="float" office:value="55112209" calcext:value-type="float">
            <text:p>55112209</text:p>
          </table:table-cell>
          <table:table-cell table:number-columns-repeated="2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200714364" calcext:value-type="float">
            <text:p>200714364</text:p>
          </table:table-cell>
          <table:table-cell office:value-type="string" calcext:value-type="string">
            <text:p>Jose Victor Tobias Romero</text:p>
          </table:table-cell>
          <table:table-cell office:value-type="string" calcext:value-type="string">
            <text:p>0796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osevtobias@gmail.com,</text:p>
          </table:table-cell>
          <table:table-cell office:value-type="string" calcext:value-type="string">
            <text:p>66364713-51106123</text:p>
          </table:table-cell>
          <table:table-cell table:number-columns-repeated="2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float" office:value="200818876" calcext:value-type="float">
            <text:p>200818876</text:p>
          </table:table-cell>
          <table:table-cell office:value-type="string" calcext:value-type="string">
            <text:p>Fredy Rene Velasquez Quevedo</text:p>
          </table:table-cell>
          <table:table-cell office:value-type="string" calcext:value-type="string">
            <text:p>0796B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lunic390@gmail.com,</text:p>
          </table:table-cell>
          <table:table-cell office:value-type="string" calcext:value-type="string">
            <text:p>56936268-221684859</text:p>
          </table:table-cell>
          <table:table-cell table:number-columns-repeated="2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200714862" calcext:value-type="float">
            <text:p>200714862</text:p>
          </table:table-cell>
          <table:table-cell office:value-type="string" calcext:value-type="string">
            <text:p>Julio Antonio Lopez Flores</text:p>
          </table:table-cell>
          <table:table-cell office:value-type="string" calcext:value-type="string">
            <text:p>0796B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juliolopezing@gmail.com, </text:p>
          </table:table-cell>
          <table:table-cell office:value-type="string" calcext:value-type="string">
            <text:p><text:s/>66299762 - 58294028 </text:p>
          </table:table-cell>
          <table:table-cell table:number-columns-repeated="2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200818843" calcext:value-type="float">
            <text:p>200818843</text:p>
          </table:table-cell>
          <table:table-cell office:value-type="string" calcext:value-type="string">
            <text:p>Juan Luis Suchi Martinez</text:p>
          </table:table-cell>
          <table:table-cell office:value-type="string" calcext:value-type="string">
            <text:p>096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lsuchi@gmail.com,</text:p>
          </table:table-cell>
          <table:table-cell office:value-type="string" calcext:value-type="string">
            <text:p>30366680</text:p>
          </table:table-cell>
          <table:table-cell table:number-columns-repeated="2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200512029" calcext:value-type="float">
            <text:p>200512029</text:p>
          </table:table-cell>
          <table:table-cell office:value-type="string" calcext:value-type="string">
            <text:p>Ociel Armando Jimenez Castro</text:p>
          </table:table-cell>
          <table:table-cell office:value-type="string" calcext:value-type="string">
            <text:p>096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cieljimenez05@gmail.com,</text:p>
          </table:table-cell>
          <table:table-cell office:value-type="string" calcext:value-type="string">
            <text:p>55102892</text:p>
          </table:table-cell>
          <table:table-cell table:number-columns-repeated="2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200630534" calcext:value-type="float">
            <text:p>200630534</text:p>
          </table:table-cell>
          <table:table-cell office:value-type="string" calcext:value-type="string">
            <text:p>Norberto Cesar Amezquita de Leon</text:p>
          </table:table-cell>
          <table:table-cell office:value-type="string" calcext:value-type="string">
            <text:p>096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ystemnor@gmail.com,</text:p>
          </table:table-cell>
          <table:table-cell office:value-type="string" calcext:value-type="string">
            <text:p>56641400-77662720</text:p>
          </table:table-cell>
          <table:table-cell table:number-columns-repeated="2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200011778" calcext:value-type="float">
            <text:p>200011778</text:p>
          </table:table-cell>
          <table:table-cell office:value-type="string" calcext:value-type="string">
            <text:p>Edgar Ronaldo Echeverria Bardales</text:p>
          </table:table-cell>
          <table:table-cell office:value-type="string" calcext:value-type="string">
            <text:p>097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reb2002@gmail.com,</text:p>
          </table:table-cell>
          <table:table-cell office:value-type="string" calcext:value-type="string">
            <text:p>47700630-24789467</text:p>
          </table:table-cell>
          <table:table-cell table:number-columns-repeated="2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9219261" calcext:value-type="float">
            <text:p>9219261</text:p>
          </table:table-cell>
          <table:table-cell office:value-type="string" calcext:value-type="string">
            <text:p>Sergio Estuardo Cruz Zambrano</text:p>
          </table:table-cell>
          <table:table-cell office:value-type="string" calcext:value-type="string">
            <text:p>097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egiocruzgt@gmail.com,</text:p>
          </table:table-cell>
          <table:table-cell office:value-type="float" office:value="42643943" calcext:value-type="float">
            <text:p>42643943</text:p>
          </table:table-cell>
          <table:table-cell table:number-columns-repeated="2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float" office:value="200915136" calcext:value-type="float">
            <text:p>200915136</text:p>
          </table:table-cell>
          <table:table-cell office:value-type="string" calcext:value-type="string">
            <text:p>Ernesto Efrain Yat Cancinos</text:p>
          </table:table-cell>
          <table:table-cell office:value-type="string" calcext:value-type="string">
            <text:p>097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anyatee@gmail.com,</text:p>
          </table:table-cell>
          <table:table-cell office:value-type="string" calcext:value-type="string">
            <text:p>24321122-51608419</text:p>
          </table:table-cell>
          <table:table-cell table:number-columns-repeated="2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200511859" calcext:value-type="float">
            <text:p>200511859</text:p>
          </table:table-cell>
          <table:table-cell office:value-type="string" calcext:value-type="string">
            <text:p>Braulio Anibal Revolorio Lara </text:p>
          </table:table-cell>
          <table:table-cell office:value-type="string" calcext:value-type="string">
            <text:p>097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ranibal@gmail.com, </text:p>
          </table:table-cell>
          <table:table-cell office:value-type="string" calcext:value-type="string">
            <text:p>22587692 -5974-5037</text:p>
          </table:table-cell>
          <table:table-cell table:number-columns-repeated="2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200515984" calcext:value-type="float">
            <text:p>200515984</text:p>
          </table:table-cell>
          <table:table-cell office:value-type="string" calcext:value-type="string">
            <text:p>Juan Luis Blanco Ducoudray</text:p>
          </table:table-cell>
          <table:table-cell office:value-type="string" calcext:value-type="string">
            <text:p>028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lblanco@gmail.com,</text:p>
          </table:table-cell>
          <table:table-cell office:value-type="string" calcext:value-type="string">
            <text:p>55271600-40590047</text:p>
          </table:table-cell>
          <table:table-cell table:number-columns-repeated="2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200614855" calcext:value-type="float">
            <text:p>200614855</text:p>
          </table:table-cell>
          <table:table-cell office:value-type="string" calcext:value-type="string">
            <text:p>César Agusto Soto Noriega </text:p>
          </table:table-cell>
          <table:table-cell office:value-type="string" calcext:value-type="string">
            <text:p>0283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eso1988@hotmail.com,</text:p>
          </table:table-cell>
          <table:table-cell office:value-type="string" calcext:value-type="string">
            <text:p>66306755-58720299</text:p>
          </table:table-cell>
          <table:table-cell table:number-columns-repeated="2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200818908" calcext:value-type="float">
            <text:p>200818908</text:p>
          </table:table-cell>
          <table:table-cell office:value-type="string" calcext:value-type="string">
            <text:p>Mario Augusto Rodríguez Salvatierra</text:p>
          </table:table-cell>
          <table:table-cell office:value-type="string" calcext:value-type="string">
            <text:p>0774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odmario193@gmail.com,</text:p>
          </table:table-cell>
          <table:table-cell office:value-type="string" calcext:value-type="string">
            <text:p>24836153-51396553</text:p>
          </table:table-cell>
          <table:table-cell table:number-columns-repeated="2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float" office:value="200714523" calcext:value-type="float">
            <text:p>200714523</text:p>
          </table:table-cell>
          <table:table-cell office:value-type="string" calcext:value-type="string">
            <text:p>Leonel Angel Navarro Godínez</text:p>
          </table:table-cell>
          <table:table-cell office:value-type="string" calcext:value-type="string">
            <text:p>0774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ipfun@gmail.com,</text:p>
          </table:table-cell>
          <table:table-cell office:value-type="string" calcext:value-type="string">
            <text:p>54829147-30200819</text:p>
          </table:table-cell>
          <table:table-cell table:number-columns-repeated="2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float" office:value="9516262" calcext:value-type="float">
            <text:p>9516262</text:p>
          </table:table-cell>
          <table:table-cell office:value-type="string" calcext:value-type="string">
            <text:p>Axel Jose Moscoso Garcia</text:p>
          </table:table-cell>
          <table:table-cell office:value-type="string" calcext:value-type="string">
            <text:p>077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xel_moscoso@hotmail.com</text:p>
          </table:table-cell>
          <table:table-cell office:value-type="string" calcext:value-type="string">
            <text:p>59979509-24384787</text:p>
          </table:table-cell>
          <table:table-cell table:number-columns-repeated="2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200011046" calcext:value-type="float">
            <text:p>200011046</text:p>
          </table:table-cell>
          <table:table-cell office:value-type="string" calcext:value-type="string">
            <text:p>Augusto Felipe Roche Villagran</text:p>
          </table:table-cell>
          <table:table-cell office:value-type="string" calcext:value-type="string">
            <text:p>0775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elroc@gmail.com,</text:p>
          </table:table-cell>
          <table:table-cell office:value-type="string" calcext:value-type="string">
            <text:p>22897361-56879442</text:p>
          </table:table-cell>
          <table:table-cell table:number-columns-repeated="2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float" office:value="200715323" calcext:value-type="float">
            <text:p>200715323</text:p>
          </table:table-cell>
          <table:table-cell office:value-type="string" calcext:value-type="string">
            <text:p>Oswaldo Enmanuel Lopez Solorzano</text:p>
          </table:table-cell>
          <table:table-cell office:value-type="string" calcext:value-type="string">
            <text:p>078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swaels@gmail.com,</text:p>
          </table:table-cell>
          <table:table-cell office:value-type="float" office:value="55148425" calcext:value-type="float">
            <text:p>55148425</text:p>
          </table:table-cell>
          <table:table-cell table:number-columns-repeated="2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200011406" calcext:value-type="float">
            <text:p>200011406</text:p>
          </table:table-cell>
          <table:table-cell office:value-type="string" calcext:value-type="string">
            <text:p>Adonias Misael Orozco Fuentes</text:p>
          </table:table-cell>
          <table:table-cell office:value-type="string" calcext:value-type="string">
            <text:p>078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orozukofu@gmail.com,</text:p>
          </table:table-cell>
          <table:table-cell office:value-type="string" calcext:value-type="string">
            <text:p>24341846-41028259</text:p>
          </table:table-cell>
          <table:table-cell table:number-columns-repeated="2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200715062" calcext:value-type="float">
            <text:p>200715062</text:p>
          </table:table-cell>
          <table:table-cell office:value-type="string" calcext:value-type="string">
            <text:p>Axel Arnulfo Arévalo Vásquez </text:p>
          </table:table-cell>
          <table:table-cell office:value-type="string" calcext:value-type="string">
            <text:p>0014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xeldep@gmail.com, </text:p>
          </table:table-cell>
          <table:table-cell office:value-type="string" calcext:value-type="string">
            <text:p>22597780-5585-5025</text:p>
          </table:table-cell>
          <table:table-cell table:number-columns-repeated="2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float" office:value="200611243" calcext:value-type="float">
            <text:p>200611243</text:p>
          </table:table-cell>
          <table:table-cell office:value-type="string" calcext:value-type="string">
            <text:p>Diego Fernando Valle Morales</text:p>
          </table:table-cell>
          <table:table-cell office:value-type="string" calcext:value-type="string">
            <text:p>0014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vallelvi@gmail.com,</text:p>
          </table:table-cell>
          <table:table-cell office:value-type="string" calcext:value-type="string">
            <text:p>24396332-51892562</text:p>
          </table:table-cell>
          <table:table-cell table:number-columns-repeated="2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float" office:value="200915172" calcext:value-type="float">
            <text:p>200915172</text:p>
          </table:table-cell>
          <table:table-cell office:value-type="string" calcext:value-type="string">
            <text:p>Cristina Libertad Roncal Mejia</text:p>
          </table:table-cell>
          <table:table-cell office:value-type="string" calcext:value-type="string">
            <text:p>072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krizroncal@gmail.com,</text:p>
          </table:table-cell>
          <table:table-cell office:value-type="string" calcext:value-type="string">
            <text:p>4532307-42340981</text:p>
          </table:table-cell>
          <table:table-cell table:number-columns-repeated="2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200815497" calcext:value-type="float">
            <text:p>200815497</text:p>
          </table:table-cell>
          <table:table-cell office:value-type="string" calcext:value-type="string">
            <text:p>Josue Efrain Flores Obregon</text:p>
          </table:table-cell>
          <table:table-cell office:value-type="string" calcext:value-type="string">
            <text:p>072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osh2525252525@gmail.com,</text:p>
          </table:table-cell>
          <table:table-cell office:value-type="float" office:value="41774353" calcext:value-type="float">
            <text:p>41774353</text:p>
          </table:table-cell>
          <table:table-cell table:number-columns-repeated="2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float" office:value="200819169" calcext:value-type="float">
            <text:p>200819169</text:p>
          </table:table-cell>
          <table:table-cell office:value-type="string" calcext:value-type="string">
            <text:p>Gustavo Alejandro Vega Paz</text:p>
          </table:table-cell>
          <table:table-cell office:value-type="string" calcext:value-type="string">
            <text:p>072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ecausac@gmail.com,</text:p>
          </table:table-cell>
          <table:table-cell office:value-type="string" calcext:value-type="string">
            <text:p>24349663-26944433</text:p>
          </table:table-cell>
          <table:table-cell table:number-columns-repeated="2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200516231" calcext:value-type="float">
            <text:p>200516231</text:p>
          </table:table-cell>
          <table:table-cell office:value-type="string" calcext:value-type="string">
            <text:p>Ricardo Alejandro Cortez Linares</text:p>
          </table:table-cell>
          <table:table-cell office:value-type="string" calcext:value-type="string">
            <text:p>0729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ick.shark130@gmail.com</text:p>
          </table:table-cell>
          <table:table-cell office:value-type="string" calcext:value-type="string">
            <text:p>24785714 y 24786996, <text:s/>50442896</text:p>
          </table:table-cell>
          <table:table-cell table:number-columns-repeated="2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float" office:value="200714564" calcext:value-type="float">
            <text:p>200714564</text:p>
          </table:table-cell>
          <table:table-cell office:value-type="string" calcext:value-type="string">
            <text:p>Ángel Sebastián Yoc Colindres </text:p>
          </table:table-cell>
          <table:table-cell office:value-type="string" calcext:value-type="string">
            <text:p>0786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sebastiancolindres@gmail.com </text:p>
          </table:table-cell>
          <table:table-cell office:value-type="string" calcext:value-type="string">
            <text:p>24800239-56916207 </text:p>
          </table:table-cell>
          <table:table-cell table:number-columns-repeated="2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9012810" calcext:value-type="float">
            <text:p>9012810</text:p>
          </table:table-cell>
          <table:table-cell office:value-type="string" calcext:value-type="string">
            <text:p>Cesar Alejandro Estrada</text:p>
          </table:table-cell>
          <table:table-cell office:value-type="string" calcext:value-type="string">
            <text:p>0786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estrada1234@gmail.com,</text:p>
          </table:table-cell>
          <table:table-cell office:value-type="string" calcext:value-type="string">
            <text:p>5826 1113 / 2476 7759</text:p>
          </table:table-cell>
          <table:table-cell table:number-columns-repeated="2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200714633" calcext:value-type="float">
            <text:p>200714633</text:p>
          </table:table-cell>
          <table:table-cell office:value-type="string" calcext:value-type="string">
            <text:p>Sindy Paola Morales Perez</text:p>
          </table:table-cell>
          <table:table-cell office:value-type="string" calcext:value-type="string">
            <text:p>078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aolamorales1989@gmail.com,</text:p>
          </table:table-cell>
          <table:table-cell office:value-type="string" calcext:value-type="string">
            <text:p>22865454-56963050</text:p>
          </table:table-cell>
          <table:table-cell table:number-columns-repeated="2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200721129" calcext:value-type="float">
            <text:p>200721129</text:p>
          </table:table-cell>
          <table:table-cell office:value-type="string" calcext:value-type="string">
            <text:p>Bryan Rene Alvarado Castillo</text:p>
          </table:table-cell>
          <table:table-cell office:value-type="string" calcext:value-type="string">
            <text:p>079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ryan.alvarado@gmail.com,</text:p>
          </table:table-cell>
          <table:table-cell office:value-type="string" calcext:value-type="string">
            <text:p>24792571-58793418</text:p>
          </table:table-cell>
          <table:table-cell table:number-columns-repeated="2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200819160" calcext:value-type="float">
            <text:p>200819160</text:p>
          </table:table-cell>
          <table:table-cell office:value-type="string" calcext:value-type="string">
            <text:p>Luis Alejandro Morales Merida</text:p>
          </table:table-cell>
          <table:table-cell office:value-type="string" calcext:value-type="string">
            <text:p>0795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wicho1.alejandro3@gmail.com,</text:p>
          </table:table-cell>
          <table:table-cell office:value-type="string" calcext:value-type="string">
            <text:p>22604952-59458235</text:p>
          </table:table-cell>
          <table:table-cell table:number-columns-repeated="2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200915330" calcext:value-type="float">
            <text:p>200915330</text:p>
          </table:table-cell>
          <table:table-cell office:value-type="string" calcext:value-type="string">
            <text:p>Fernando Rodas Pinzon</text:p>
          </table:table-cell>
          <table:table-cell office:value-type="string" calcext:value-type="string">
            <text:p>0795A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er151090@gmail.com,</text:p>
          </table:table-cell>
          <table:table-cell office:value-type="string" calcext:value-type="string">
            <text:p>24377732-59909345</text:p>
          </table:table-cell>
          <table:table-cell table:number-columns-repeated="2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200915452" calcext:value-type="float">
            <text:p>200915452</text:p>
          </table:table-cell>
          <table:table-cell office:value-type="string" calcext:value-type="string">
            <text:p>Ricardo Vidal Valdez Cutzal</text:p>
          </table:table-cell>
          <table:table-cell office:value-type="string" calcext:value-type="string">
            <text:p>0795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icardovaldezmish@gmail.com,</text:p>
          </table:table-cell>
          <table:table-cell office:value-type="string" calcext:value-type="string">
            <text:p>22700798-59166897</text:p>
          </table:table-cell>
          <table:table-cell table:number-columns-repeated="2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float" office:value="200412849" calcext:value-type="float">
            <text:p>200412849</text:p>
          </table:table-cell>
          <table:table-cell office:value-type="string" calcext:value-type="string">
            <text:p>Jose Miguel Chicas Carias</text:p>
          </table:table-cell>
          <table:table-cell office:value-type="string" calcext:value-type="string">
            <text:p>0795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miguelchicas57@gmail.com,</text:p>
          </table:table-cell>
          <table:table-cell office:value-type="string" calcext:value-type="string">
            <text:p>22602248-57100526</text:p>
          </table:table-cell>
          <table:table-cell table:number-columns-repeated="2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201020983" calcext:value-type="float">
            <text:p>201020983</text:p>
          </table:table-cell>
          <table:table-cell office:value-type="string" calcext:value-type="string">
            <text:p>José Alfredo Avalos Pérez</text:p>
          </table:table-cell>
          <table:table-cell office:value-type="string" calcext:value-type="string">
            <text:p>0797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josalfrava@gmail.com</text:p>
          </table:table-cell>
          <table:table-cell office:value-type="string" calcext:value-type="string">
            <text:p>22883696-42770087</text:p>
          </table:table-cell>
          <table:table-cell table:number-columns-repeated="2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float" office:value="200611285" calcext:value-type="float">
            <text:p>200611285</text:p>
          </table:table-cell>
          <table:table-cell office:value-type="string" calcext:value-type="string">
            <text:p>Marvin Alejandro Perez Lemus</text:p>
          </table:table-cell>
          <table:table-cell office:value-type="string" calcext:value-type="string">
            <text:p>0798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erezlemus.m@gmail.com,</text:p>
          </table:table-cell>
          <table:table-cell office:value-type="string" calcext:value-type="string">
            <text:p>66467593-56203009</text:p>
          </table:table-cell>
          <table:table-cell table:number-columns-repeated="2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float" office:value="200815509" calcext:value-type="float">
            <text:p>200815509</text:p>
          </table:table-cell>
          <table:table-cell office:value-type="string" calcext:value-type="string">
            <text:p>Manuel Marco Antonio Aragon Gonzalez</text:p>
          </table:table-cell>
          <table:table-cell office:value-type="string" calcext:value-type="string">
            <text:p>202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arcoaragong@gmail.com,</text:p>
          </table:table-cell>
          <table:table-cell office:value-type="string" calcext:value-type="string">
            <text:p>66462153-55448519</text:p>
          </table:table-cell>
          <table:table-cell table:number-columns-repeated="2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float" office:value="200611252" calcext:value-type="float">
            <text:p>200611252</text:p>
          </table:table-cell>
          <table:table-cell office:value-type="string" calcext:value-type="string">
            <text:p>Luis Fernando Lopez</text:p>
          </table:table-cell>
          <table:table-cell office:value-type="string" calcext:value-type="string">
            <text:p>2025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uisfr87@gmail.com,</text:p>
          </table:table-cell>
          <table:table-cell office:value-type="float" office:value="55158060" calcext:value-type="float">
            <text:p>55158060</text:p>
          </table:table-cell>
          <table:table-cell table:number-columns-repeated="2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float" office:value="200614738" calcext:value-type="float">
            <text:p>200614738</text:p>
          </table:table-cell>
          <table:table-cell office:value-type="string" calcext:value-type="string">
            <text:p>Juan Enrique Apuy Muñoz</text:p>
          </table:table-cell>
          <table:table-cell office:value-type="string" calcext:value-type="string">
            <text:p>2036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puy19@gmail.com,</text:p>
          </table:table-cell>
          <table:table-cell office:value-type="string" calcext:value-type="string">
            <text:p>78891945-582531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text>Q</number:text>
      <number:number number:decimal-places="0" number:min-integer-digits="1" number:grouping="true"/>
      <number:text> </number:text>
    </number:number-style>
    <number:number-style style:name="N107">
      <number:text>(Q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Q</number:text>
      <number:number number:decimal-places="2" number:min-integer-digits="1" number:grouping="true"/>
      <number:text> </number:text>
    </number:number-style>
    <number:number-style style:name="N110">
      <number:text>(Q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Q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Q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Q</number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Q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Q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number:text> Q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P0" style:volatile="true">
      <number:text>Q</number:text>
      <number:number number:decimal-places="0" number:min-integer-digits="1" number:grouping="true"/>
      <number:text> </number:text>
    </number:number-style>
    <number:number-style style:name="N136">
      <number:text>(Q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Q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Q</number:text>
      <number:number number:decimal-places="2" number:min-integer-digits="1" number:grouping="true"/>
      <number:text> </number:text>
    </number:number-style>
    <number:number-style style:name="N138">
      <number:text>(Q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Q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0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0P2" style:volatile="true">
      <number:text> </number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Q</number:text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number:text> Q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1P2" style:volatile="true">
      <number:text> Q</number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Q</number:text>
      <loext:fill-character> </loext:fill-character>
      <number:number number:decimal-places="2" number:min-integer-digits="1" number:grouping="true"/>
      <number:text> </number:text>
    </number:number-style>
    <number:number-style style:name="N143P1" style:volatile="true">
      <number:text> Q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3P2" style:volatile="true">
      <number:text> Q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number:min-integer-digits="3" number:min-exponent-digits="1"/>
    </number:number-style>
    <number:date-style style:name="N145P0" style:volatile="true">
      <number:day/>
      <number:text>/</number:text>
      <number:month number:style="long"/>
      <number:text>/</number:text>
      <number:year number:style="long"/>
    </number:date-style>
    <number:text-style style:name="N145">
      <number:text-content/>
      <style:map style:condition="value()&gt;=0" style:apply-style-name="N145P0"/>
    </number:text-style>
    <number:number-style style:name="N146P0" style:volatile="true">
      <number:text>Sí</number:text>
    </number:number-style>
    <number:number-style style:name="N146P1" style:volatile="true">
      <number:text>Sí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Verdadero</number:text>
    </number:number-style>
    <number:number-style style:name="N147P1" style:volatile="true">
      <number:text>Verdad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Activado</number:text>
    </number:number-style>
    <number:number-style style:name="N148P1" style:volatile="true">
      <number:text>Activado</number:text>
    </number:number-style>
    <number:number-style style:name="N148">
      <number:text>Desactivado</number:text>
      <style:map style:condition="value()&gt;0" style:apply-style-name="N148P0"/>
      <style:map style:condition="value()&lt;0" style:apply-style-name="N148P1"/>
    </number:number-style>
    <number:currency-style style:name="N149P0" style:volatile="true">
      <number:currency-symbol number:language="es" number:country="GT">€</number:currency-symbol>
      <number:text> </number:text>
      <number:number number: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s" number:country="GT">€</number:currency-symbol>
      <number:text> </number:text>
      <number:number number:decimal-places="2" number:min-integer-digits="1" number:grouping="true"/>
      <number:text>)</number:text>
      <style:map style:condition="value()&gt;=0" style:apply-style-name="N14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:14:52.9143008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23:53:55.829276838</meta:creation-date>
    <dc:date>2014-04-28T08:34:13.414661228</dc:date>
    <meta:editing-duration>PT8H22M53S</meta:editing-duration>
    <meta:editing-cycles>3</meta:editing-cycles>
    <meta:generator>LibreOffice/4.2.3.3$Linux_x86 LibreOffice_project/420m0$Build-3</meta:generator>
    <meta:document-statistic meta:table-count="1" meta:cell-count="1017" meta:object-count="0"/>
  </office:meta>
</office:document-meta>
</file>